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cm" fo:margin-bottom="0.2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top="0.2cm" fo:margin-bottom="0.2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10" style:family="paragraph">
      <loext:graphic-properties draw:fill-color="#ffffff"/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Hubble and James Webb</text:span></text:p>
            <text:p text:style-name="P1"><text:span text:style-name="T2">Created by: Bc. Tomáš Vlach</text:span></text:p>
            <text:p text:style-name="P1"><text:span text:style-name="T3">Visual include later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 text:style-name="P4">Important Context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3">
              <text:list-item>
                <text:p text:style-name="P5"><text:span text:style-name="T4">Launched 1990</text:span></text:p>
              </text:list-item>
              <text:list-item>
                <text:p text:style-name="P5"><text:span text:style-name="T4">Fixed 1993</text:span></text:p>
              </text:list-item>
              <text:list-item>
                <text:p text:style-name="P5"><text:span text:style-name="T4">Low-Earth Orbit</text:span></text:p>
                <text:list>
                  <text:list-item>
                    <text:p text:style-name="P6"><text:span text:style-name="T4">540 kilometres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text:style-name="P5"><text:span text:style-name="T4">Launched 2021</text:span></text:p>
              </text:list-item>
              <text:list-item>
                <text:p text:style-name="P5"><text:span text:style-name="T4">Operational 2023</text:span></text:p>
              </text:list-item>
              <text:list-item>
                <text:p text:style-name="P5"><text:span text:style-name="T4">L2 Orbit</text:span></text:p>
                <text:list>
                  <text:list-item>
                    <text:p text:style-name="P6"><text:span text:style-name="T4">1.5x10^6 kilomet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Telescope Design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4">
              <text:list-item>
                <text:p text:style-name="P8"><text:span text:style-name="T5">Ritchey-Chrétien Cassegrain</text:span></text:p>
              </text:list-item>
              <text:list-item>
                <text:p text:style-name="P8"><text:span text:style-name="T4">2 Parabolic Mirrors</text:span></text:p>
              </text:list-item>
              <text:list-item>
                <text:p text:style-name="P8"><text:span text:style-name="T5">10</text:span><text:span text:style-name="T4">nm maximum error</text:span></text:p>
              </text:list-item>
            </text:list>
          </draw:text-box>
        </draw:frame>
        <draw:frame presentation:style-name="pr4" draw:text-style-name="P7" draw:layer="layout" svg:width="12.297cm" svg:height="9.134cm" svg:x="14.313cm" svg:y="3.685cm" presentation:class="outline">
          <draw:text-box>
            <text:list text:style-name="L4">
              <text:list-item>
                <text:p text:style-name="P8"><text:span text:style-name="T5">3-mirror Anastigmat</text:span></text:p>
              </text:list-item>
              <text:list-item>
                <text:p text:style-name="P8"><text:span text:style-name="T4">18 Segments Primary</text:span></text:p>
              </text:list-item>
              <text:list-item>
                <text:p text:style-name="P8"><text:span text:style-name="T4">1 Circular Mirror</text:span></text:p>
              </text:list-item>
              <text:list-item>
                <text:p text:style-name="P8"><text:span text:style-name="T4">1 Concave</text:span></text:p>
              </text:list-item>
              <text:list-item>
                <text:p text:style-name="P8"><text:span text:style-name="T4">1 Fine Steering Mirror</text:span></text:p>
              </text:list-item>
              <text:list-item>
                <text:p text:style-name="P8"><text:span text:style-name="T5">25</text:span><text:span text:style-name="T4">nm maximum erro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Redshift Dispersion</text:p>
          </draw:text-box>
        </draw:frame>
        <draw:frame presentation:style-name="pr4" draw:text-style-name="P7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 text:style-name="P8"><text:span text:style-name="T4">Dispersion of </text:span><text:span text:style-name="T5">visible light</text:span><text:span text:style-name="T4"> into </text:span><text:span text:style-name="T5">infra-red light</text:span></text:p>
              </text:list-item>
              <text:list-item>
                <text:p text:style-name="P8"><text:span text:style-name="T4">Occurs in extreme distance like when observing </text:span><text:span text:style-name="T5">distant galaxies</text:span></text:p>
              </text:list-item>
              <text:list-item>
                <text:p text:style-name="P8"><text:span text:style-name="T4">Compensating during observations</text:span></text:p>
              </text:list-item>
            </text:list>
          </draw:text-box>
        </draw:frame>
        <draw:frame presentation:style-name="pr4" draw:text-style-name="P7" draw:layer="layout" svg:width="12.297cm" svg:height="9.134cm" svg:x="14.313cm" svg:y="3.685cm" presentation:class="outline" presentation:user-transformed="true">
          <draw:text-box>
            <text:list text:style-name="L4">
              <text:list-item>
                <text:p text:style-name="P8"><text:span text:style-name="T4">Hubble up to </text:span><text:span text:style-name="T5">1,700</text:span><text:span text:style-name="T4">nm</text:span></text:p>
              </text:list-item>
              <text:list-item>
                <text:p text:style-name="P8"><text:span text:style-name="T4">Webb up to </text:span><text:span text:style-name="T5">28,000</text:span><text:span text:style-name="T4">nm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2.629cm" svg:x="1.4cm" svg:y="0.628cm" presentation:class="title" presentation:user-transformed="true">
          <draw:text-box>
            <text:p>Instruments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4">
              <text:list-item>
                <text:p text:style-name="P8"><text:span text:style-name="T4">Advanced Camera for Surveys (</text:span><text:span text:style-name="T5">ACS</text:span><text:span text:style-name="T4">)</text:span></text:p>
              </text:list-item>
              <text:list-item>
                <text:p text:style-name="P8"><text:span text:style-name="T4">Wide Field Camera 3 (</text:span><text:span text:style-name="T5">WFC3</text:span><text:span text:style-name="T4">)</text:span></text:p>
              </text:list-item>
              <text:list-item>
                <text:p text:style-name="P8"><text:span text:style-name="T4">Space Telescope Imaging Spectrograph (</text:span><text:span text:style-name="T5">STIS</text:span><text:span text:style-name="T4">)</text:span></text:p>
              </text:list-item>
              <text:list-item>
                <text:p text:style-name="P8"><text:span text:style-name="T4">Cosmic Origins Spectrograph (</text:span><text:span text:style-name="T5">COS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2.629cm" svg:x="1.4cm" svg:y="0.628cm" presentation:class="title" presentation:user-transformed="true">
          <draw:text-box>
            <text:p>Instruments</text:p>
          </draw:text-box>
        </draw:frame>
        <draw:frame presentation:style-name="pr4" draw:text-style-name="P7" draw:layer="layout" svg:width="12.297cm" svg:height="9.134cm" svg:x="14.313cm" svg:y="3.685cm" presentation:class="outline">
          <draw:text-box>
            <text:list text:style-name="L4">
              <text:list-item>
                <text:p text:style-name="P8"><text:span text:style-name="T4">Mid Infrared Instrument (</text:span><text:span text:style-name="T5">MIRI</text:span><text:span text:style-name="T4">)</text:span></text:p>
              </text:list-item>
              <text:list-item>
                <text:p text:style-name="P8"><text:span text:style-name="T4">Near Infrared Camera (</text:span><text:span text:style-name="T5">NIRCam</text:span><text:span text:style-name="T4">)</text:span></text:p>
              </text:list-item>
              <text:list-item>
                <text:p text:style-name="P8"><text:span text:style-name="T4">Near Infrared Imager and Slitless Spectrograph</text:span></text:p>
              </text:list-item>
              <text:list-item>
                <text:p text:style-name="P8"><text:span text:style-name="T4">(</text:span><text:span text:style-name="T5">NIRISS</text:span><text:span text:style-name="T4">)</text:span></text:p>
              </text:list-item>
              <text:list-item>
                <text:p text:style-name="P8"><text:span text:style-name="T4">Near Infrared Spectrograph (</text:span><text:span text:style-name="T5">NIRSpec</text:span><text:span text:style-name="T4">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Image Comparison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Hubble Initial Flaw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4">
              <text:list-item>
                <text:p text:style-name="P8"><text:span text:style-name="T4">Primary mirror just </text:span><text:span text:style-name="T5">1.2</text:span><text:span text:style-name="T4">mm too flat on edges</text:span></text:p>
              </text:list-item>
              <text:list-item>
                <text:p text:style-name="P8"><text:span text:style-name="T4">Multiple focal points</text:span></text:p>
              </text:list-item>
              <text:list-item>
                <text:p text:style-name="P8"><text:span text:style-name="T6">Instrument </text:span><text:span text:style-name="T5">CONSTAR</text:span><text:span text:style-name="T4"> just like glasses</text:span></text:p>
              </text:list-item>
              <text:list-item>
                <text:p text:style-name="P8"><text:span text:style-name="T4">New instrument had compensating optics</text:span></text:p>
              </text:list-item>
              <text:list-item>
                <text:p text:style-name="P8"><text:span text:style-name="T4">CONSTAR replaced by COS</text:span></text:p>
              </text:list-item>
            </text:list>
          </draw:text-box>
        </draw:frame>
        <draw:frame presentation:style-name="pr4" draw:text-style-name="P7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0" draw:layer="layout" svg:width="25.199cm" svg:height="12.19cm" svg:x="1.4cm" svg:y="0.628cm" presentation:class="subtitle">
          <draw:text-box>
            <text:p text:style-name="P9"><text:span text:style-name="T7">Visualisation Ti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0" draw:layer="layout" svg:width="25.199cm" svg:height="12.19cm" svg:x="1.4cm" svg:y="0.628cm" presentation:class="subtitle">
          <draw:text-box>
            <text:p text:style-name="P9"><text:span text:style-name="T7">Questio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3T18:26:03.524463500</meta:creation-date>
    <dc:date>2026-04-13T19:12:16.868509400</dc:date>
    <meta:editing-duration>PT46S</meta:editing-duration>
    <meta:editing-cycles>1</meta:editing-cycles>
    <meta:document-statistic meta:object-count="63"/>
    <meta:generator>LibreOffice/25.8.5.2$Windows_X86_64 LibreOffice_project/9c8b85f387cc00a89945a79c9e6239f32e450ac2</meta:generator>
  </office:meta>
</office:document-meta>
</file>